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9ec" officeooo:paragraph-rsid="0007a9ec"/>
    </style:style>
    <style:style style:name="P2" style:family="paragraph" style:parent-style-name="Standard">
      <style:text-properties officeooo:rsid="0008bb7c" officeooo:paragraph-rsid="0008bb7c"/>
    </style:style>
    <style:style style:name="P3" style:family="paragraph" style:parent-style-name="Preformatted_20_Text">
      <style:text-properties fo:color="#a9b7c6" style:font-name="DejaVu Sans Mono" fo:font-size="15pt"/>
    </style:style>
    <style:style style:name="P4" style:family="paragraph" style:parent-style-name="Preformatted_20_Text">
      <style:text-properties fo:color="#a9b7c6" style:font-name="DejaVu Sans Mono" fo:font-size="15pt" officeooo:rsid="0007a9ec" officeooo:paragraph-rsid="0007a9ec"/>
    </style:style>
    <style:style style:name="P5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15pt"/>
    </style:style>
    <style:style style:name="T1" style:family="text">
      <style:text-properties fo:color="#cc7832"/>
    </style:style>
    <style:style style:name="T2" style:family="text">
      <style:text-properties fo:color="#6897bb"/>
    </style:style>
    <style:style style:name="T3" style:family="text">
      <style:text-properties fo:color="#8888c6"/>
    </style:style>
    <style:style style:name="T4" style:family="text">
      <style:text-properties fo:color="#6a8759"/>
    </style:style>
    <style:style style:name="T5" style:family="text">
      <style:text-properties fo:color="#aa49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本单元关于NumPy常用函数，包括数组相关函数，读写文件，简单数学以及统计分析</text:p>
      <text:p text:style-name="P1">1.读写文件</text:p>
      <text:p text:style-name="P4"><text:span text:style-name="T1">import </text:span>numpy <text:span text:style-name="T1">as </text:span>np</text:p>
      <text:p text:style-name="P3"><text:span text:style-name="T1">from </text:span>numpy <text:span text:style-name="T1">import </text:span>*</text:p>
      <text:p text:style-name="P3">i2 = np.eye(<text:span text:style-name="T2">2</text:span>)</text:p>
      <text:p text:style-name="P3"><text:span text:style-name="T3">print</text:span>(i2)</text:p>
      <text:p text:style-name="P3">np.savetxt(<text:span text:style-name="T4">"eye.txt"</text:span><text:span text:style-name="T1">,</text:span>i2)</text:p>
      <text:p text:style-name="P3">a=arange(<text:span text:style-name="T2">20</text:span>)</text:p>
      <text:p text:style-name="P3"><text:span text:style-name="T3">print</text:span>(a)</text:p>
      <text:p text:style-name="P3">savetxt(<text:span text:style-name="T4">"a.txt"</text:span><text:span text:style-name="T1">,</text:span>a<text:span text:style-name="T1">,</text:span><text:span text:style-name="T5">fmt</text:span>=<text:span text:style-name="T4">'%d'</text:span>)</text:p>
      <text:p text:style-name="P3">savetxt(<text:span text:style-name="T4">"b.txt"</text:span><text:span text:style-name="T1">,</text:span>a<text:span text:style-name="T1">,</text:span><text:span text:style-name="T5">fmt</text:span>=<text:span text:style-name="T4">'%.2f'</text:span>)</text:p>
      <text:p text:style-name="P3">aa=loadtxt(<text:span text:style-name="T4">"a.txt"</text:span><text:span text:style-name="T1">,</text:span><text:span text:style-name="T5">dtype</text:span>=<text:span text:style-name="T4">'int'</text:span>)</text:p>
      <text:p text:style-name="P3"><text:span text:style-name="T3">print</text:span>(aa)</text:p>
      <text:p text:style-name="P3">bb=loadtxt(<text:span text:style-name="T4">"b.txt"</text:span><text:span text:style-name="T1">,</text:span><text:span text:style-name="T5">dtype</text:span>=<text:span text:style-name="T4">'float'</text:span>)</text:p>
      <text:p text:style-name="P3"><text:span text:style-name="T3">print</text:span>(bb)</text:p>
      <text:p text:style-name="P3">x=arange(<text:span text:style-name="T2">16</text:span>).reshape(<text:span text:style-name="T2">4</text:span><text:span text:style-name="T1">,</text:span><text:span text:style-name="T2">4</text:span>)</text:p>
      <text:p text:style-name="P3"><text:span text:style-name="T3">print</text:span>(x)</text:p>
      <text:p text:style-name="P3">savetxt(<text:span text:style-name="T4">"x.txt"</text:span><text:span text:style-name="T1">,</text:span>x<text:span text:style-name="T1">,</text:span><text:span text:style-name="T5">fmt</text:span>=<text:span text:style-name="T4">'%d'</text:span>)</text:p>
      <text:p text:style-name="P3">y=loadtxt(<text:span text:style-name="T4">'x.txt'</text:span><text:span text:style-name="T1">,</text:span><text:span text:style-name="T5">dtype</text:span>=<text:span text:style-name="T4">'int'</text:span>)</text:p>
      <text:p text:style-name="P5"><text:span text:style-name="T3">print</text:span>(y)</text:p>
      <text:p text:style-name="P1">2.CSV文件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20:27:11.509811942</meta:creation-date>
    <meta:generator>LibreOffice/5.1.6.2$Linux_X86_64 LibreOffice_project/10m0$Build-2</meta:generator>
    <dc:date>2018-08-28T11:16:20.755692939</dc:date>
    <meta:editing-duration>PT11M20S</meta:editing-duration>
    <meta:editing-cycles>3</meta:editing-cycles>
    <meta:document-statistic meta:table-count="0" meta:image-count="0" meta:object-count="0" meta:page-count="1" meta:paragraph-count="21" meta:word-count="69" meta:character-count="392" meta:non-whitespace-character-count="384"/>
  </office:meta>
</office:document-meta>
</file>